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4" style:family="paragraph" style:parent-style-name="Standard">
      <style:paragraph-properties fo:line-height="160%" fo:text-align="center" style:justify-single-word="false"/>
      <style:text-properties fo:color="#000000" fo:font-size="16pt" fo:font-weight="normal" officeooo:rsid="0012a42a" officeooo:paragraph-rsid="000f785b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30%" fo:text-align="center" style:justify-single-word="false"/>
      <style:text-properties fo:font-size="16pt" officeooo:rsid="0012a42a" officeooo:paragraph-rsid="000f785b" style:font-size-asian="16pt" style:font-size-complex="16pt"/>
    </style:style>
    <style:style style:name="P6" style:family="paragraph" style:parent-style-name="Standard">
      <style:paragraph-properties fo:line-height="160%" fo:text-align="center" style:justify-single-word="false"/>
      <style:text-properties fo:font-size="16pt" officeooo:rsid="0012a42a" officeooo:paragraph-rsid="000f785b" style:font-size-asian="16pt" style:font-size-complex="16pt"/>
    </style:style>
    <style:style style:name="P7" style:family="paragraph" style:parent-style-name="Standard" style:master-page-name="Standard">
      <style:paragraph-properties fo:line-height="130%" fo:text-align="center" style:justify-single-word="false" style:page-number="auto"/>
      <style:text-properties fo:font-size="16pt" officeooo:rsid="0012a42a" officeooo:paragraph-rsid="000f785b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0.901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1.931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imeira Essência</text:span><text:tab/><text:span text:style-name="T2">Anderson Freire [ 9 ]</text:span></text:p>
      <text:p text:style-name="P6">Estou no meu jardim</text:p>
      <text:p text:style-name="P6">Tranquei a porta, abri meu coração</text:p>
      <text:p text:style-name="P6">Reguei minhas raízes com minhas lágrimas</text:p>
      <text:p text:style-name="P6">Gotas de adoração</text:p>
      <text:p text:style-name="P6"/>
      <text:p text:style-name="P6">Senhor, não quero que os meus olhos</text:p>
      <text:p text:style-name="P6">Percam o brilho do Primeiro Amor</text:p>
      <text:p text:style-name="P6">Não quero que em mim se perca</text:p>
      <text:p text:style-name="P6">O desejo de Te adorar</text:p>
      <text:p text:style-name="P6"/>
      <text:p text:style-name="P6">Vem, Senhor, e me resgata todos os dias</text:p>
      <text:p text:style-name="P6">Só pra Te adorar</text:p>
      <text:p text:style-name="P6">Quero ser Teu bom perfume</text:p>
      <text:p text:style-name="P6">Primeira essência</text:p>
      <text:p text:style-name="P6">Teu jardim particular</text:p>
      <text:p text:style-name="P6"/>
      <text:p text:style-name="P6"><draw:custom-shape text:anchor-type="paragraph" draw:z-index="0" draw:style-name="gr1" draw:text-style-name="P8" svg:width="0.318cm" svg:height="0.9cm" svg:x="8.269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" draw:style-name="gr2" draw:text-style-name="P8" svg:width="0.424cm" svg:height="1.932cm" svg:x="4.168cm" svg:y="-0.185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3" draw:text-style-name="P9" svg:width="0.636cm" svg:height="0.477cm" svg:x="8.878cm" svg:y="0.046cm"><draw:text-box><text:p>2x</text:p></draw:text-box></draw:frame><draw:frame text:anchor-type="paragraph" draw:z-index="5" draw:style-name="gr3" draw:text-style-name="P9" svg:width="0.636cm" svg:height="0.477cm" svg:x="3.533cm" svg:y="0.531cm"><draw:text-box><text:p>2x</text:p></draw:text-box></draw:frame>Te adoro</text:p>
      <text:p text:style-name="P4"><draw:custom-shape text:anchor-type="paragraph" draw:z-index="1" draw:style-name="gr1" draw:text-style-name="P8" svg:width="0.318cm" svg:height="0.9cm" svg:x="10.015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4" draw:style-name="gr3" draw:text-style-name="P9" svg:width="0.636cm" svg:height="0.477cm" svg:x="10.597cm" svg:y="0.099cm"><draw:text-box><text:p>3x</text:p></draw:text-box></draw:frame>Vem sobre mim, Senhor</text:p>
      <text:p text:style-name="P5"><text:span text:style-name="T1">Primeira Essência</text:span><text:tab/><text:span text:style-name="T2">Anderson Freire [ 9 ]</text:span></text:p>
      <text:p text:style-name="P6">Estou no meu jardim</text:p>
      <text:p text:style-name="P6">Tranquei a porta, abri meu coração</text:p>
      <text:p text:style-name="P6">Reguei minhas raízes com minhas lágrimas</text:p>
      <text:p text:style-name="P6">Gotas de adoração</text:p>
      <text:p text:style-name="P6"/>
      <text:p text:style-name="P6">Senhor, não quero que os meus olhos</text:p>
      <text:p text:style-name="P6">Percam o brilho do Primeiro Amor</text:p>
      <text:p text:style-name="P6">Não quero que em mim se perca</text:p>
      <text:p text:style-name="P6">O desejo de Te adorar</text:p>
      <text:p text:style-name="P6"/>
      <text:p text:style-name="P6">Vem, Senhor, e me resgata todos os dias</text:p>
      <text:p text:style-name="P6">Só pra Te adorar</text:p>
      <text:p text:style-name="P6">Quero ser Teu bom perfume</text:p>
      <text:p text:style-name="P6">Primeira essência</text:p>
      <text:p text:style-name="P6">Teu jardim particular</text:p>
      <text:p text:style-name="P6"/>
      <text:p text:style-name="P6"><draw:custom-shape text:anchor-type="paragraph" draw:z-index="6" draw:style-name="gr1" draw:text-style-name="P8" svg:width="0.318cm" svg:height="0.9cm" svg:x="8.269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8" draw:style-name="gr2" draw:text-style-name="P8" svg:width="0.424cm" svg:height="1.932cm" svg:x="4.168cm" svg:y="-0.185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9" draw:style-name="gr3" draw:text-style-name="P9" svg:width="0.636cm" svg:height="0.477cm" svg:x="8.878cm" svg:y="0.046cm"><draw:text-box><text:p>2x</text:p></draw:text-box></draw:frame><draw:frame text:anchor-type="paragraph" draw:z-index="11" draw:style-name="gr3" draw:text-style-name="P9" svg:width="0.636cm" svg:height="0.477cm" svg:x="3.533cm" svg:y="0.531cm"><draw:text-box><text:p>2x</text:p></draw:text-box></draw:frame>Te adoro</text:p>
      <text:p text:style-name="P4"><draw:custom-shape text:anchor-type="paragraph" draw:z-index="7" draw:style-name="gr1" draw:text-style-name="P8" svg:width="0.318cm" svg:height="0.9cm" svg:x="10.015cm" svg:y="-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0" draw:style-name="gr3" draw:text-style-name="P9" svg:width="0.636cm" svg:height="0.477cm" svg:x="10.597cm" svg:y="0.099cm"><draw:text-box><text:p>3x</text:p></draw:text-box></draw:frame>Vem sobre mim,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3:05.747697758</dc:date>
    <meta:editing-cycles>10</meta:editing-cycles>
    <meta:editing-duration>PT16M22S</meta:editing-duration>
    <meta:generator>LibreOffice/4.4.6.3$Linux_X86_64 LibreOffice_project/40m0$Build-3</meta:generator>
    <meta:document-statistic meta:table-count="0" meta:image-count="0" meta:object-count="0" meta:page-count="1" meta:paragraph-count="32" meta:word-count="158" meta:character-count="826" meta:non-whitespace-character-count="700"/>
  </office:meta>
</office:document-meta>
</file>